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 Tony,</text:p>
      <text:p text:style-name="Standard"/>
      <text:p text:style-name="Standard">Mary Jane and I have been visiting Laura and her family for 4 weeks. <text:s/>We will be home in one week. Before we came to Amsterdam we made an appointment with Dr. Wiseman <text:s/>on October 4 to have him consider my afib situation. <text:s/>While in Amsterdam more symptoms have developed and I think they may be related to my thyroid function. <text:s/></text:p>
      <text:p text:style-name="Standard"/>
      <text:p text:style-name="Standard">I have two thyroid nodules that were discovered last year. One was 2cm at that time. At different times during the last few weeks I have had sensitivity on the left side of my throat, slight numbness on the left side of my face, dizziness and today vertigo. <text:s/>I have had days where I might feel slight dizziness before running and then would feel slowly better as I ran. <text:s/>Then after running my pulse will go into the 40's and I will feel tired and not too good. <text:s/></text:p>
      <text:p text:style-name="Standard"/>
      <text:p text:style-name="Standard">My largest nodule was biopsied last year in Pittsburgh and it isn't cancerous. <text:s/>I have been meeting with a nurse paractioner in Meadville every six months and having ultrasounds of my thyroid done annually and blood work every six months. <text:s/>There is no endocrinologist in Meadville. <text:s/>Can you recommend an endocrinologist that I can see at your hospital? <text:s/>I would like to make an appointment as soon as possible. <text:s/>Would it be good to see an endocrinologist before I see Dr. Wiseman because I wonder if my afib may be related to my thyroid situation?</text:p>
      <text:p text:style-name="Standard"/>
      <text:p text:style-name="Standard">I hope that you are doing well and have recovered from your tough bike ride.</text:p>
      <text:p text:style-name="Standard"/>
      <text:p text:style-name="Standard">Thanks again,</text:p>
      <text:p text:style-name="Standard">Jim Lombard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9-13T06:41:52.76</meta:creation-date>
    <meta:generator>OpenOffice/4.1.0$Win32 OpenOffice.org_project/410m18$Build-9764</meta:generator>
    <dc:date>2016-09-13T07:18:54.43</dc:date>
    <dc:creator>James Lombardi</dc:creator>
    <meta:editing-duration>PT37M1S</meta:editing-duration>
    <meta:editing-cycles>2</meta:editing-cycles>
    <meta:document-statistic meta:table-count="0" meta:image-count="0" meta:object-count="0" meta:page-count="1" meta:paragraph-count="7" meta:word-count="265" meta:character-count="1445"/>
  </office:meta>
</office:document-meta>
</file>